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176d8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176d8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176d8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176d8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176d8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176d8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176d8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176d8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176d8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176d8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176d8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176d8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176d8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176d8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176d8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176d8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176d8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Siana Camila Rodriguez Ramirez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Simón Rodríguez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6/9/2016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622711094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2D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Adriàn Josè Millàn  Figuer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8826027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22.857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8" meta:character-count="1178" meta:non-whitespace-character-count="1008"/>
    <meta:template xlink:type="simple" xlink:actuate="onRequest" xlink:title="Normal" xlink:href=""/>
  </office:meta>
</office:document-meta>
</file>